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DE342D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 fo:padding="0cm" fo:border-left="none" fo:border-right="none" fo:border-top="none" fo:border-bottom="0.018cm solid #000000" style:shadow="non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 style:list-style-name="L1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pack:tag</text:p>
      <text:p text:style-name="P1">one minute quick start tutorial</text:p>
      <text:p text:style-name="Standard"/>
      <text:h text:style-name="Heading_20_2" text:outline-level="2">Integration</text:h>
      <text:list text:style-name="L1">
        <text:list-item>
          <text:p text:style-name="P5">Download the pack:tag archive from <text:a xlink:type="simple" xlink:href="http://sourceforge.net/projects/packtag/" office:name="pack:tag projectsite">http://sourceforge.net/projects/packtag/</text:a> and unpack the <text:span text:style-name="Source_20_Text">packtag-x.y.zip</text:span> file to e.g. <text:span text:style-name="Source_20_Text">packtag</text:span></text:p>
        </text:list-item>
        <text:list-item>
          <text:p text:style-name="P5">Copy <text:span text:style-name="Source_20_Text">packtag/files/packtag-x.y.jar</text:span> into your web-applications <text:span text:style-name="Source_20_Text">WEB-INF/lib</text:span> directory</text:p>
        </text:list-item>
        <text:list-item>
          <text:p text:style-name="P5">Copy the <text:span text:style-name="Source_20_Text">&lt;servlet&gt;</text:span> and <text:span text:style-name="Source_20_Text">&lt;servlet-mapping&gt;</text:span> from the <text:span text:style-name="Source_20_Text">packtag/files/web.xml</text:span> into your <text:s text:c="2"/><text:span text:style-name="Source_20_Text">/WEB-INF/web.xml</text:span></text:p>
        </text:list-item>
        <text:list-item>
          <text:p text:style-name="P5">Installation complete</text:p>
        </text:list-item>
      </text:list>
      <text:h text:style-name="Heading_20_2" text:outline-level="2">Usage</text:h>
      <text:p text:style-name="Standard"/>
      <text:p text:style-name="Standard">To use the taglib in a JSP, you have to declare it first:</text:p>
      <text:p text:style-name="Code">&lt;%@ taglib uri="http://packtag.sf.net" prefix="pack" %&gt;</text:p>
      <text:p text:style-name="Standard"/>
      <text:p text:style-name="Standard">Now you can easily pack JavaScript by using the following tag:</text:p>
      <text:p text:style-name="Code">&lt;pack:script src="/js/myJavaScriptFile.js"/&gt;</text:p>
      <text:p text:style-name="Standard"/>
      <text:p text:style-name="Standard">Accordingly for Cascading Style Sheets:</text:p>
      <text:p text:style-name="Code">&lt;pack:style src="/css/myCascadingStyleSheet.css"/&gt;</text:p>
      <text:p text:style-name="Standard"/>
      <text:p text:style-name="Standard">You can enable and disable each tag individually by setting the attribute enabled to false, e.g.:</text:p>
      <text:p text:style-name="Code">&lt;pack:script src="/js/myJavaScriptFile.js" enabled="false"/&gt;</text:p>
      <text:p text:style-name="Standard"/>
      <text:p text:style-name="Standard">You can combine resources simply by listing them up:</text:p>
      <text:p text:style-name="Code">&lt;pack:script&gt;<text:line-break/><text:tab/>&lt;src&gt;/js/myJavaScriptFile.js&lt;/src&gt;<text:line-break/><text:tab/>&lt;src&gt;/js/mySecondJavaScriptFile.js&lt;/src&gt;<text:line-break/>&lt;/pack:script&gt;</text:p>
      <text:p text:style-name="Standard"/>
      <text:p text:style-name="Standard">That's it.</text:p>
      <text:p text:style-name="Standard"/>
      <text:p text:style-name="Standard">If you want to deepen your knowledge, I suggest reading "pack:tag - a packed guide to website performance optimization".</text:p>
      <text:p text:style-name="Standard"/>
      <text:h text:style-name="Heading_20_2" text:outline-level="2">About</text:h>
      <text:p text:style-name="P2">Author: Daniel Galán y Martins</text:p>
      <text:p text:style-name="P2">Intended audience: Developers, Website Designer/Maintainer/Administrators</text:p>
      <text:p text:style-name="P2">Version: 1.0</text:p>
      <text:p text:style-name="P2">Released: 2008-04-17</text:p>
      <text:p text:style-name="P2"/>
      <text:p text:style-name="P2">License: This document is licensed under<draw:frame draw:style-name="fr1" draw:name="Grafik1" text:anchor-type="char" svg:x="12.993cm" svg:y="0.014cm" svg:width="3.099cm" svg:height="1.09cm" draw:z-index="0"><draw:image xlink:href="Pictures/10000201000000580000001FDE342D22.png" xlink:type="simple" xlink:show="embed" xlink:actuate="onLoad"/></draw:frame></text:p>
      <text:p text:style-name="P2">Creative Commons Attribution-Noncommercial-Share Alike 2.0 Germany <text:a xlink:type="simple" xlink:href="http://creativecommons.org/licenses/by-nc-sa/2.0/de/">http://creativecommons.org/licenses/by-nc-sa/2.0/de/</text:a></text:p>
      <text:p text:style-name="P2"/>
      <text:p text:style-name="P2">Found errors, typos or got some suggestions?</text:p>
      <text:p text:style-name="P2">Please mail me to danielgalan at users dot sourceforge dot com, I heartily appreciate contribu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Century Gothic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class="text" style:master-page-name="">
      <style:paragraph-properties fo:margin-left="0.499cm" fo:margin-right="0.499cm" fo:margin-top="0.101cm" fo:margin-bottom="0.4cm" fo:line-height="100%" fo:text-indent="0cm" style:auto-text-indent="false" style:page-number="auto" fo:background-color="#e6e6e6" fo:padding="0.049cm" fo:border="0.002cm solid #b3b3b3" style:shadow="none">
        <style:tab-stops/>
        <style:background-image/>
      </style:paragraph-properties>
      <style:text-properties style:font-name="Courier New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style:page-number="auto" fo:background-color="transparent" fo:padding="0.049cm" fo:border-left="none" fo:border-right="none" fo:border-top="none" fo:border-bottom="0.018cm solid #000000" style:shadow="none">
        <style:tab-stops/>
        <style:background-image/>
      </style:paragraph-properties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paragraph-properties fo:margin-top="0.499cm" fo:margin-bottom="0.21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8.4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Standard" style:class="text" style:master-page-name="" style:default-outline-level="4">
      <style:paragraph-properties style:page-number="auto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nk" style:family="paragraph" style:parent-style-name="Standard" style:nex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 style:text-underline-style="solid" style:text-underline-width="auto" style:text-underline-color="font-color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3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767cm" style:type="center"/>
          <style:tab-stop style:position="17.535cm" style:type="right"/>
        </style:tab-stops>
        <style:background-image/>
      </style:paragraph-properties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Code_20_Inline" style:display-name="Code Inline" style:family="paragraph" style:parent-style-name="Code" style:class="extra" style:master-page-name="">
      <style:paragraph-properties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67cm" style:type="center"/>
          <style:tab-stop style:position="17.535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Code" style:family="text">
      <style:text-properties style:font-name="Courier New" fo:font-size="10pt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012cm" fo:margin-bottom="2cm" fo:margin-left="1.75cm" fo:margin-right="1.715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529cm" fo:margin-bottom="1.672cm" fo:margin-left="1.757cm" fo:margin-right="1.73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pack:tag - one minute quick start tutoria</dc:title>
    <dc:subject>pack:tag</dc:subject>
    <meta:initial-creator>D G</meta:initial-creator>
    <meta:creation-date>2008-03-06T19:29:08</meta:creation-date>
    <dc:creator>Daniel Galán y Martins</dc:creator>
    <dc:date>2008-04-17T20:57:22</dc:date>
    <meta:keyword>pack:tag minification compression javascript css website size optimization</meta:keyword>
    <meta:editing-cycles>135</meta:editing-cycles>
    <meta:editing-duration>P2DT2H4M58S</meta:editing-duration>
    <meta:user-defined meta:name="Info 1">Daniel Galán y Martins</meta:user-defined>
    <meta:user-defined meta:name="Info 2"/>
    <meta:user-defined meta:name="Info 3"/>
    <meta:user-defined meta:name="Info 4"/>
    <meta:document-statistic meta:table-count="0" meta:image-count="1" meta:object-count="0" meta:page-count="1" meta:paragraph-count="29" meta:word-count="232" meta:character-count="1581"/>
  </office:meta>
</office:document-meta>
</file>